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ContextExtension.getUser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textExtension.UserContex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textExtension.setUserAuthentication( String userAuthent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textExtension.setSupportedLocales( String [ ] supportedLoca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textExtension.UserContextExtension( oasis . names . tc . wsrp . v1 . types . Extension [ ] extensions , oasis . names . tc . wsrp . v1 . types . UserProfile profile , java . lang . String [ ] userCategories , java . lang . String userContex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ContextExtension.getSupport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